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22612"/>
    </style:style>
    <style:style style:name="P2" style:family="paragraph" style:parent-style-name="Standard">
      <style:text-properties officeooo:rsid="0002d81e" officeooo:paragraph-rsid="0002d81e"/>
    </style:style>
    <style:style style:name="P3" style:family="paragraph" style:parent-style-name="Standard">
      <style:text-properties officeooo:rsid="0005d1e0" officeooo:paragraph-rsid="0005d1e0"/>
    </style:style>
    <style:style style:name="P4" style:family="paragraph" style:parent-style-name="Standard">
      <style:text-properties fo:font-weight="normal" officeooo:rsid="0005d1e0" officeooo:paragraph-rsid="0005d1e0" style:font-weight-asian="normal" style:font-weight-complex="normal"/>
    </style:style>
    <style:style style:name="P5" style:family="paragraph" style:parent-style-name="Standard">
      <style:text-properties fo:font-weight="normal" officeooo:rsid="0002d81e" officeooo:paragraph-rsid="0002d81e" style:font-weight-asian="normal" style:font-weight-complex="normal"/>
    </style:style>
    <style:style style:name="P6" style:family="paragraph" style:parent-style-name="Standard">
      <style:text-properties fo:font-weight="normal" officeooo:rsid="00039488" officeooo:paragraph-rsid="00039488" style:font-weight-asian="normal" style:font-weight-complex="normal"/>
    </style:style>
    <style:style style:name="P7" style:family="paragraph" style:parent-style-name="Standard">
      <style:text-properties fo:font-weight="normal" officeooo:rsid="00039488" officeooo:paragraph-rsid="0002d81e" style:font-weight-asian="normal" style:font-weight-complex="normal"/>
    </style:style>
    <style:style style:name="P8" style:family="paragraph" style:parent-style-name="Standard">
      <style:text-properties fo:font-weight="normal" officeooo:rsid="00039488" officeooo:paragraph-rsid="0008220b" style:font-weight-asian="normal" style:font-weight-complex="normal"/>
    </style:style>
    <style:style style:name="P9" style:family="paragraph" style:parent-style-name="Standard">
      <style:text-properties fo:font-weight="normal" officeooo:rsid="0008220b" officeooo:paragraph-rsid="0008220b" style:font-weight-asian="normal" style:font-weight-complex="normal"/>
    </style:style>
    <style:style style:name="P10" style:family="paragraph" style:parent-style-name="Standard">
      <style:text-properties fo:font-weight="normal" officeooo:rsid="0009d4a6" officeooo:paragraph-rsid="0009d4a6" style:font-weight-asian="normal" style:font-weight-complex="normal"/>
    </style:style>
    <style:style style:name="P11" style:family="paragraph" style:parent-style-name="Standard">
      <style:text-properties fo:font-weight="normal" officeooo:rsid="0005d1e0" officeooo:paragraph-rsid="0005d1e0" fo:background-color="#fff200" style:font-weight-asian="normal" style:font-weight-complex="normal"/>
    </style:style>
    <style:style style:name="P12" style:family="paragraph" style:parent-style-name="Standard">
      <style:text-properties fo:font-weight="normal" officeooo:rsid="0005d1e0" officeooo:paragraph-rsid="00063fdf" fo:background-color="#fff200" style:font-weight-asian="normal" style:font-weight-complex="normal"/>
    </style:style>
    <style:style style:name="P13" style:family="paragraph" style:parent-style-name="Standard">
      <style:text-properties fo:font-weight="bold" officeooo:rsid="0002d81e" officeooo:paragraph-rsid="0002d81e" style:font-weight-asian="bold" style:font-weight-complex="bold"/>
    </style:style>
    <style:style style:name="P14" style:family="paragraph" style:parent-style-name="Standard">
      <style:text-properties fo:font-weight="bold" officeooo:rsid="0008220b" officeooo:paragraph-rsid="0008220b" style:font-weight-asian="bold" style:font-weight-complex="bold"/>
    </style:style>
    <style:style style:name="P15" style:family="paragraph" style:parent-style-name="Standard">
      <style:text-properties fo:font-weight="normal" officeooo:rsid="0009d4a6" officeooo:paragraph-rsid="0009d4a6" style:font-weight-asian="normal" style:font-weight-complex="normal"/>
    </style:style>
    <style:style style:name="P16" style:family="paragraph" style:parent-style-name="Standard">
      <style:text-properties fo:font-weight="normal" officeooo:rsid="000a68b3" officeooo:paragraph-rsid="000a68b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39488"/>
    </style:style>
    <style:style style:name="T4" style:family="text">
      <style:text-properties officeooo:rsid="00063fdf"/>
    </style:style>
    <style:style style:name="T5" style:family="text">
      <style:text-properties officeooo:rsid="0008220b"/>
    </style:style>
    <style:style style:name="T6" style:family="text">
      <style:text-properties officeooo:rsid="000a68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SETTING UP FLO WALLET <text:span text:style-name="T6">IN LINUX</text:span></text:p>
      <text:p text:style-name="P2">press enter after you write each command for the action</text:p>
      <text:p text:style-name="P2">1.Check version (it should be 16.04 or more)</text:p>
      <text:p text:style-name="P2"><text:s/>command to check version – <text:s/><text:span text:style-name="T1">lsb_release -a</text:span></text:p>
      <text:p text:style-name="P2">if you need to update update using <text:s/><text:span text:style-name="T1">sudo apt-get update</text:span> command</text:p>
      <text:p text:style-name="P2">upgrade s/w using <text:span text:style-name="T1">sudo apt-get upgrade </text:span><text:span text:style-name="T2">command</text:span></text:p>
      <text:p text:style-name="P5"/>
      <text:p text:style-name="P5">2.Download flo wallet</text:p>
      <text:p text:style-name="P2"><text:a xlink:type="simple" xlink:href="https://www.youtube.com/redirect?event=video_description&amp;v=l2D7eZoDSEU&amp;redir_token=NOAZ2wQJZ5zEuuQa3BFW67bEi2B8MTU1MTAwOTE5MEAxNTUwOTIyNzkw&amp;q=https%3A%2F%2Fflo.cash" office:target-frame-name="_blank" xlink:show="new" text:style-name="Internet_20_link" text:visited-style-name="Visited_20_Internet_20_Link"><text:span text:style-name="T2">https://flo.cash</text:span></text:a><text:span text:style-name="T2"> </text:span></text:p>
      <text:p text:style-name="P5">it is a 2<text:span text:style-name="T5">2</text:span>.9 mb file</text:p>
      <text:p text:style-name="P5">extract it you find two folders-bin and share</text:p>
      <text:p text:style-name="P5">bin contains all the binaries for flo walet</text:p>
      <text:p text:style-name="P5"/>
      <text:p text:style-name="P5">3.start flo-qt file</text:p>
      <text:p text:style-name="P5">flo-qt –: qt desktop variant of the flo wallet</text:p>
      <text:p text:style-name="P5">flod – flo demon i.e headlist version of the flo wallet</text:p>
      <text:p text:style-name="P5">it means you will not see its ui but u can use its functionalities</text:p>
      <text:p text:style-name="P5">for these functionality to access you will need flo-cli i.e flo command line interface to access all the commands running on flod</text:p>
      <text:p text:style-name="P5">other two files rae not generally used</text:p>
      <text:p text:style-name="P5"/>
      <text:p text:style-name="P5">for these wallet to start open terminal</text:p>
      <text:p text:style-name="P5">go to the folder having flo extracted</text:p>
      <text:p text:style-name="P5"/>
      <text:p text:style-name="P5">In my case it is inside ranchimall folder inside Document folder</text:p>
      <text:p text:style-name="P5">cd Document</text:p>
      <text:p text:style-name="P5">cd ranchimall</text:p>
      <text:p text:style-name="P5">cd flo and enter tab uget the entire folder name then enter</text:p>
      <text:p text:style-name="P5"/>
      <text:p text:style-name="P5">now for opening files</text:p>
      <text:p text:style-name="P13">./<text:span text:style-name="T3">flo-qt command</text:span></text:p>
      <text:p text:style-name="P14">Flo wallet opens</text:p>
      <text:p text:style-name="P8">u can choose default or custom directory </text:p>
      <text:p text:style-name="P6">it will take time to downloadbased on internet speed (5-6 hrs)</text:p>
      <text:p text:style-name="P6">5yrs35 weeks behind</text:p>
      <text:p text:style-name="P4">u can speed up by downloading rar file from drive and then copying the whole in .flo directrory created in home <text:span text:style-name="T5">or in your target directory(if you have hosn your directory</text:span></text:p>
      <text:p text:style-name="P4"><text:a xlink:type="simple" xlink:href="https://drive.google.com/file/d/1EacN9-yIZwoJhJrq3SdUUYLocHyr4hkI/view" text:style-name="Internet_20_link" text:visited-style-name="Visited_20_Internet_20_Link">https://drive.google.com/file/d/1EacN9-yIZwoJhJrq3SdUUYLocHyr4hkI/view</text:a></text:p>
      <text:p text:style-name="P4"/>
      <text:p text:style-name="P10">after downloading and extracting this folder copy it’s contents to the target folder for flo</text:p>
      <text:p text:style-name="P10">close flo wallet and restart it</text:p>
      <text:p text:style-name="P10">a dialog apperas and it will ask for reindexing ,click ok and you are done let it reindex.</text:p>
      <text:p text:style-name="P16">Reindexing takes about 6-7 hours to 1 day based on your internet speed.</text:p>
      <text:p text:style-name="P6"/>
      <text:p text:style-name="P7"/>
      <text:p text:style-name="P6">Default directory for downloading flo-qt data- home/username/.flo</text:p>
      <text:p text:style-name="P6">see hidden files in home directory using ctrl + h</text:p>
      <text:p text:style-name="P6"/>
      <text:p text:style-name="P9">General Linux instructions:-</text:p>
      <text:p text:style-name="P3"><text:span text:style-name="T2">to go to previous directory <text:s/>use </text:span><text:span text:style-name="T1">cd .. </text:span><text:span text:style-name="T2">command</text:span></text:p>
      <text:p text:style-name="P4">to display all files in a directory use command <text:span text:style-name="T1">ls </text:span>command</text:p>
      <text:p text:style-name="P4"><text:soft-page-break/>cd documents</text:p>
      <text:p text:style-name="P4"/>
      <text:p text:style-name="P4"/>
      <text:p text:style-name="P11">bhavana@bhavana-Lenovo-G50-70:~$ cd documents</text:p>
      <text:p text:style-name="P11">bash: cd: documents: No such file or directory</text:p>
      <text:p text:style-name="P11">bhavana@bhavana-Lenovo-G50-70:~$ cd Documents</text:p>
      <text:p text:style-name="P11">bhavana@bhavana-Lenovo-G50-70:~/Documents$ ls</text:p>
      <text:p text:style-name="P11">ranchimall</text:p>
      <text:p text:style-name="P11">bhavana@bhavana-Lenovo-G50-70:~/Documents$ cd ranchimall</text:p>
      <text:p text:style-name="P11">bhavana@bhavana-Lenovo-G50-70:~/Documents/ranchimall$ ls</text:p>
      <text:p text:style-name="P11">'chat message ranchi mall for instructions.odt' <text:s/>'TASKS LIST RANCHI MALL.odt'</text:p>
      <text:p text:style-name="P11"><text:s/>flo-0.15.1</text:p>
      <text:p text:style-name="P11">bhavana@bhavana-Lenovo-G50-70:~/Documents/ranchimall$ cd flo-0.15.1/</text:p>
      <text:p text:style-name="P11">bhavana@bhavana-Lenovo-G50-70:~/Documents/ranchimall/flo-0.15.1$ ls</text:p>
      <text:p text:style-name="P11">bin <text:s/>share</text:p>
      <text:p text:style-name="P11">bhavana@bhavana-Lenovo-G50-70:~/Documents/ranchimall/flo-0.15.1$ cd bin</text:p>
      <text:p text:style-name="P11">bhavana@bhavana-Lenovo-G50-70:~/Documents/ranchimall/flo-0.15.1/bin$ ls</text:p>
      <text:p text:style-name="P11">flo-cli <text:s/>flod <text:s/>flo-qt <text:s/>flo-tx <text:s/>test_flo</text:p>
      <text:p text:style-name="P12">bhavana@bhavana-Lenovo-G50-70:~/Documents/ranchimall/flo-0.15.1/bin$ ./<text:span text:style-name="T4">flo-qt</text:span></text:p>
      <text:p text:style-name="P12"/>
      <text:p text:style-name="P12"/>
      <text:p text:style-name="P11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7:50:05.568122246</meta:creation-date>
    <dc:date>2019-03-01T17:30:14.186267046</dc:date>
    <meta:editing-duration>PT1H5M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57" meta:word-count="388" meta:character-count="2755" meta:non-whitespace-character-count="2409"/>
  </office:meta>
</office:document-meta>
</file>